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erEndpointConfig.getSub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EndpointConfig.getDeco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EndpointConfig.setSubprotocols( List &lt; String &gt; proto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EndpointConfig.getConfigu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EndpointConfig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EndpointConfig.getEndpoin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EndpointConfig.DefaultServerEndpointConfig( String path ,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erEndpointConfi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EndpointConfig.getUser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EndpointConfig.ge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EndpointConfig.getEnco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EndpointConfig.getEndpointInstance( Class &lt; T &gt; endpoi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